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A4000000AA0BC1C74F8A03DADC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2" svg:font-family="'Liberation Serif'" style:font-family-generic="roman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Gothic" svg:font-family="'VL Gothic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a8f3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Liberation Serif" fo:font-size="11.5pt" officeooo:rsid="001c0016" officeooo:paragraph-rsid="002fba4d" style:font-size-asian="11.5pt" style:font-size-complex="11.5pt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Liberation Serif" fo:font-size="11.5pt" officeooo:rsid="003569d5" officeooo:paragraph-rsid="003569d5" style:font-size-asian="11.5pt" style:font-size-complex="11.5pt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Liberation Serif" fo:font-size="11.5pt" officeooo:rsid="00380f83" officeooo:paragraph-rsid="00380f83" style:font-size-asian="11.5pt" style:font-size-complex="11.5pt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Serif" fo:font-size="11.5pt" officeooo:rsid="00383238" officeooo:paragraph-rsid="00392b8c" style:font-size-asian="11.5pt" style:font-size-complex="11.5pt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27be13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VL Gothic" fo:font-size="10pt" officeooo:paragraph-rsid="0027be13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text-position="0% 100%" officeooo:paragraph-rsid="003d6e3e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0pt" officeooo:paragraph-rsid="002e49c1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0pt" officeooo:rsid="001c0016" officeooo:paragraph-rsid="002dcdd2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0pt" officeooo:rsid="001c0016" officeooo:paragraph-rsid="002fba4d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1" fo:font-size="10pt" officeooo:paragraph-rsid="002dcdd2" style:font-size-asian="10pt" style:font-size-complex="10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1" fo:font-size="10pt" officeooo:paragraph-rsid="002e49c1" style:font-size-asian="10pt" style:font-size-complex="10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erif1" fo:font-size="10pt" officeooo:paragraph-rsid="002fba4d" style:font-size-asian="10pt" style:font-size-complex="10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1" fo:font-size="10pt" officeooo:rsid="001c0016" officeooo:paragraph-rsid="002dcdd2" style:font-size-asian="10pt" style:font-size-complex="10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1" fo:font-size="10pt" officeooo:rsid="001c0016" officeooo:paragraph-rsid="002fba4d" style:font-size-asian="10pt" style:font-size-complex="10pt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0pt" officeooo:rsid="001c0016" officeooo:paragraph-rsid="002fba4d" style:font-size-asian="10pt" style:font-size-complex="10pt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1.5pt" officeooo:rsid="001c0016" officeooo:paragraph-rsid="002fba4d" style:font-size-asian="11.5pt" style:font-size-complex="11.5pt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1.5pt" officeooo:rsid="003569d5" officeooo:paragraph-rsid="003569d5" style:font-size-asian="11.5pt" style:font-size-complex="11.5pt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1.5pt" officeooo:rsid="00380f83" officeooo:paragraph-rsid="00380f83" style:font-size-asian="11.5pt" style:font-size-complex="11.5pt"/>
    </style:style>
    <style:style style:name="P21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1.5pt" officeooo:rsid="00383238" officeooo:paragraph-rsid="00392b8c" style:font-size-asian="11.5pt" style:font-size-complex="11.5pt"/>
    </style:style>
    <style:style style:name="P22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1.5pt" officeooo:rsid="00385d0f" officeooo:paragraph-rsid="00392b8c" style:font-size-asian="11.5pt" style:font-size-complex="11.5pt"/>
    </style:style>
    <style:style style:name="P23" style:family="paragraph" style:parent-style-name="Standard" style:list-style-name="L3">
      <style:paragraph-properties fo:text-align="start" style:justify-single-word="false"/>
      <style:text-properties style:text-position="0% 100%" officeooo:paragraph-rsid="0027be13"/>
    </style:style>
    <style:style style:name="P24" style:family="paragraph" style:parent-style-name="Standard" style:list-style-name="L3">
      <style:paragraph-properties fo:text-align="center" style:justify-single-word="false"/>
      <style:text-properties style:text-position="0% 100%" officeooo:paragraph-rsid="003d6e3e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404294"/>
    </style:style>
    <style:style style:name="P26" style:family="paragraph" style:parent-style-name="Standard">
      <style:paragraph-properties fo:text-align="start" style:justify-single-word="false"/>
      <style:text-properties officeooo:paragraph-rsid="00404294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super 58%" officeooo:rsid="00392b8c"/>
    </style:style>
    <style:style style:name="T4" style:family="text">
      <style:text-properties officeooo:rsid="003285d8"/>
    </style:style>
    <style:style style:name="T5" style:family="text">
      <style:text-properties style:text-position="33% 80%"/>
    </style:style>
    <style:style style:name="T6" style:family="text">
      <style:text-properties officeooo:rsid="00383238"/>
    </style:style>
    <style:style style:name="T7" style:family="text">
      <style:text-properties officeooo:rsid="00385d0f"/>
    </style:style>
    <style:style style:name="T8" style:family="text">
      <style:text-properties officeooo:rsid="00392b8c"/>
    </style:style>
    <style:style style:name="T9" style:family="text">
      <style:text-properties officeooo:rsid="003a95ec"/>
    </style:style>
    <style:style style:name="T10" style:family="text">
      <style:text-properties style:font-name="VL Gothic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font-name="VL Gothic" fo:font-size="10pt" fo:font-style="normal" officeooo:rsid="000a4a62" style:font-size-asian="10pt" style:font-style-asian="normal" style:font-size-complex="10pt" style:font-style-complex="normal"/>
    </style:style>
    <style:style style:name="T12" style:family="text">
      <style:text-properties style:font-name="VL Gothic" fo:font-size="10pt" fo:font-style="italic" style:font-size-asian="10pt" style:font-style-asian="italic" style:font-size-complex="10pt" style:font-style-complex="italic"/>
    </style:style>
    <style:style style:name="T13" style:family="text">
      <style:text-properties style:font-name="VL Gothic" fo:font-size="10pt" fo:font-style="italic" officeooo:rsid="000a4a62" style:font-size-asian="10pt" style:font-style-asian="italic" style:font-size-complex="10pt" style:font-style-complex="italic"/>
    </style:style>
    <style:style style:name="T14" style:family="text">
      <style:text-properties style:font-name="VL Gothic" fo:font-size="10pt" fo:font-style="italic" officeooo:rsid="000b34d9" style:font-size-asian="10pt" style:font-style-asian="italic" style:font-size-complex="10pt" style:font-style-complex="italic"/>
    </style:style>
    <style:style style:name="T15" style:family="text">
      <style:text-properties style:font-name="VL Gothic" fo:font-size="10pt" fo:font-style="italic" officeooo:rsid="003d6e3e" style:font-size-asian="10pt" style:font-style-asian="italic" style:font-size-complex="10pt" style:font-style-complex="italic"/>
    </style:style>
    <style:style style:name="T16" style:family="text">
      <style:text-properties style:text-position="0% 100%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0% 100%" fo:font-style="italic" fo:font-weight="normal" style:font-weight-asian="normal" style:font-weight-complex="normal"/>
    </style:style>
    <style:style style:name="T19" style:family="text">
      <style:text-properties style:text-position="0% 100%" officeooo:rsid="0013060f"/>
    </style:style>
    <style:style style:name="T20" style:family="text">
      <style:text-properties style:text-position="0% 100%" style:font-name="Liberation Serif" fo:font-size="11.5pt" officeooo:rsid="00392b8c" style:font-size-asian="11.5pt" style:font-size-complex="11.5pt"/>
    </style:style>
    <style:style style:name="T21" style:family="text">
      <style:text-properties style:text-position="0% 100%" style:font-name="Liberation Serif" fo:font-size="11.5pt" officeooo:rsid="003a95ec" style:font-size-asian="11.5pt" style:font-size-complex="11.5pt"/>
    </style:style>
    <style:style style:name="T22" style:family="text">
      <style:text-properties officeooo:rsid="003042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Zeichenformat" style:num-prefix=" 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Zeichenformat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2" style:data-style-name="N0">1.02</text:variable-set>: <text:span text:style-name="T4">Buoyant Force</text:span></text:p>
      <text:p text:style-name="P1"/>
      <text:list xml:id="list3606841494673735274" text:style-name="L1">
        <text:list-item>
          <text:p text:style-name="P12">A log is floating in a river where it is 50% submerged. <text:s/>The log reaches the end of the river and enters the ocean. <text:s/>When the log enters the ocean, the level of the water, as measured from the bottom of the log will be-</text:p>
          <text:list>
            <text:list-item>
              <text:p text:style-name="P12">higher than in the river, because of the greater density of ocean water.</text:p>
            </text:list-item>
            <text:list-item>
              <text:p text:style-name="P12">higher than in the river, due to the higher atmospheric pressure at sea-level.</text:p>
            </text:list-item>
            <text:list-item>
              <text:p text:style-name="P12">lower than in the river, because ocean water contains a greater amount of dissolved minerals.</text:p>
            </text:list-item>
            <text:list-item>
              <text:p text:style-name="P12">lower than in the river, because ocean water has a greater temperature than river water.</text:p>
            </text:list-item>
            <text:list-item>
              <text:p text:style-name="P15">The same height as in the river, because the volume of the log does not change.</text:p>
            </text:list-item>
          </text:list>
        </text:list-item>
      </text:list>
      <text:p text:style-name="P10"/>
      <text:p text:style-name="P10"/>
      <text:list xml:id="list73127995009566" text:continue-numbering="true" text:style-name="L1">
        <text:list-item>
          <text:p text:style-name="P13">Scientists believe that mars once had lakes that were very similar to lakes on earth. <text:s/>The gravity on Mars is approximately 3.7 m/s<text:span text:style-name="T1">2</text:span>. <text:s/>If a boat that is designed for use in Lake Michigan were placed in a lake on Mars, the boat would - </text:p>
          <text:list>
            <text:list-item>
              <text:p text:style-name="P13">float higher in the water than on Earth.</text:p>
            </text:list-item>
            <text:list-item>
              <text:p text:style-name="P13">float lower in the water than on Earth.</text:p>
            </text:list-item>
            <text:list-item>
              <text:p text:style-name="P13">float the same level as on Earth.</text:p>
            </text:list-item>
            <text:list-item>
              <text:p text:style-name="P13">sink due to no buoyant force existing on Mars.</text:p>
            </text:list-item>
            <text:list-item>
              <text:p text:style-name="P13">It is impossible to tell without knowing the atmospheric pressure of Mars.</text:p>
            </text:list-item>
          </text:list>
        </text:list-item>
      </text:list>
      <text:p text:style-name="P9"/>
      <text:list xml:id="list73127758468768" text:continue-numbering="true" text:style-name="L1">
        <text:list-item>
          <text:p text:style-name="P14">A piece of water-ice (r = 900 kg/m<text:span text:style-name="T1">3</text:span>)is dropped into a liquid. <text:s/>The ice will - </text:p>
          <text:list>
            <text:list-item>
              <text:p text:style-name="P14">Float, with 9% of the ice cube submerged.</text:p>
            </text:list-item>
            <text:list-item>
              <text:p text:style-name="P14">Float with 90% of the ice cube submerged.</text:p>
            </text:list-item>
            <text:list-item>
              <text:p text:style-name="P14">Be neutrally buoyant.</text:p>
            </text:list-item>
            <text:list-item>
              <text:p text:style-name="P14">Sink to the bottom of the container.</text:p>
            </text:list-item>
            <text:list-item>
              <text:p text:style-name="P16">It is impossible to tell without knowing the density of the liquid.</text:p>
            </text:list-item>
          </text:list>
        </text:list-item>
      </text:list>
      <text:p text:style-name="P11"/>
      <text:list xml:id="list73128502307395" text:continue-numbering="true" text:style-name="L1">
        <text:list-item>
          <text:p text:style-name="P14">A jellyfish is neutrally buoyant in seawater (<text:span text:style-name="T22">ρ</text:span> = 1020 kg/m<text:span text:style-name="T1">3</text:span>). <text:s/>The mass of the jellyfish is 10.2 kg. <text:s/>What is its volume?</text:p>
          <text:list>
            <text:list-item>
              <text:p text:style-name="P14">1 x 10<text:span text:style-name="T1">3</text:span> m<text:span text:style-name="T1">3</text:span></text:p>
            </text:list-item>
            <text:list-item>
              <text:p text:style-name="P14">1 x 10<text:span text:style-name="T1">2</text:span> m<text:span text:style-name="T1">3</text:span></text:p>
            </text:list-item>
            <text:list-item>
              <text:p text:style-name="P14">1 x 10<text:span text:style-name="T1">-2</text:span> m<text:span text:style-name="T1">3</text:span></text:p>
            </text:list-item>
            <text:list-item>
              <text:p text:style-name="P14">1 x 10<text:span text:style-name="T1">-3</text:span> m<text:span text:style-name="T1">3</text:span></text:p>
            </text:list-item>
            <text:list-item>
              <text:p text:style-name="P17">It cannot be determined without knowing the density of the jellyfish.</text:p>
            </text:list-item>
          </text:list>
        </text:list-item>
      </text:list>
      <text:p text:style-name="P2"/>
      <text:list xml:id="list73127066720645" text:continue-numbering="true" text:style-name="L1">
        <text:list-item>
          <text:p text:style-name="P18">A floating object displaces 0.6 m<text:span text:style-name="T5">3 </text:span>of water. Calculate the buoyant force on the object</text:p>
        </text:list-item>
      </text:list>
      <text:p text:style-name="P2"/>
      <text:p text:style-name="P2"/>
      <text:p text:style-name="P2"/>
      <text:p text:style-name="P2"/>
      <text:list xml:id="list73127839656272" text:continue-numbering="true" text:style-name="L1">
        <text:list-item>
          <text:p text:style-name="P19">A ball has a mass of 10 kg and a volume of 0.15 m<text:span text:style-name="T2">3</text:span>. <text:s/>It is held in place, submerged in water.</text:p>
          <text:list>
            <text:list-item>
              <text:p text:style-name="P19">Calculate the weight of the ball.</text:p>
            </text:list-item>
          </text:list>
        </text:list-item>
      </text:list>
      <text:p text:style-name="P3"/>
      <text:p text:style-name="P3"/>
      <text:list xml:id="list73127806070424" text:continue-numbering="true" text:style-name="L1">
        <text:list-item>
          <text:list>
            <text:list-item>
              <text:p text:style-name="P19">Calculate the buoyant force on the ball.</text:p>
            </text:list-item>
          </text:list>
        </text:list-item>
      </text:list>
      <text:p text:style-name="P3"/>
      <text:p text:style-name="P3"/>
      <text:list xml:id="list73127625371957" text:continue-numbering="true" text:style-name="L1">
        <text:list-item>
          <text:list>
            <text:list-item>
              <text:p text:style-name="P19">The ball is released. <text:s/>Describe the subsequent motion of the ball in terms of forces acting on the ball.</text:p>
            </text:list-item>
          </text:list>
        </text:list-item>
      </text:list>
      <text:p text:style-name="P3"/>
      <text:p text:style-name="P3"/>
      <text:list xml:id="list73127334692520" text:continue-numbering="true" text:style-name="L1">
        <text:list-item>
          <text:p text:style-name="P20"><text:soft-page-break/>A canoe has a mass of 10 kg. <text:s/>A 70kg man sits in the canoe. <text:s/>If the canoe has a volume of 1.<text:span text:style-name="T6">1</text:span> m<text:span text:style-name="T1">3</text:span>, what is the maximum mass of supplies the man could bring in the canoe before it sinks?</text:p>
        </text:list-item>
      </text:list>
      <text:p text:style-name="P4"/>
      <text:p text:style-name="P4"/>
      <text:p text:style-name="P4"/>
      <text:p text:style-name="P4"/>
      <text:list xml:id="list73127373056750" text:continue-numbering="true" text:style-name="L1">
        <text:list-item>
          <text:p text:style-name="P21">A beaker of water is placed on a scale. <text:s/>A cube of metal with volume V=<text:span text:style-name="T8">2.7</text:span> x 10<text:span text:style-name="T1">-</text:span><text:span text:style-name="T3">5</text:span> m<text:span text:style-name="T1">3</text:span> <text:s/>is hung from a string and carefully lowered into the beaker so that it is completely submerged <text:span text:style-name="T7">without touching the sides or bottom of the beaker</text:span>. <text:s/><text:span text:style-name="T7">How does the reading on the scale change as the metal is submerged? </text:span></text:p>
          <text:list>
            <text:list-item>
              <text:p text:style-name="P21"><text:span text:style-name="T8">Choose one: </text:span>_____<text:span text:style-name="T7">Increases <text:s text:c="14"/>_____ Decreases <text:s text:c="4"/>_____ Remains constant</text:span></text:p>
            </text:list-item>
          </text:list>
        </text:list-item>
      </text:list>
      <text:p text:style-name="P5"/>
      <text:list xml:id="list73128941370549" text:continue-numbering="true" text:style-name="L1">
        <text:list-item>
          <text:list>
            <text:list-item>
              <text:p text:style-name="P22">Justify your answer. <text:s/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3128884522928" text:continue-numbering="true" text:style-name="L1">
        <text:list-item>
          <text:list>
            <text:list-item>
              <text:p text:style-name="P25"><text:span text:style-name="T20">Perform an experiment </text:span><text:span text:style-name="T21">to verify your answer. <text:s/>If the reading does change, determine by how much, and explain this change. </text:span></text:p>
            </text:list-item>
          </text:list>
        </text:list-item>
      </text:list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list xml:id="list73128077151897" text:continue-numbering="true" text:style-name="L1">
        <text:list-item>
          <text:p text:style-name="P25"><text:span text:style-name="T16">The </text:span><text:span text:style-name="T17">SS </text:span><text:span text:style-name="T18">Edmund Fitzgerald</text:span><text:span text:style-name="T17"> </text:span><text:span text:style-name="T16"><text:s/>sank in Lake Superior on November 10, 1975, with the loss of the entire crew of 29. It is the largest </text:span><text:span text:style-name="T19">ship</text:span><text:span text:style-name="T16"> to have ever sank in the great lakes. <text:s/>The ship had a mass of 8686 tons, and carried a load of 26,000 tons of Iron Ore. <text:s/>(hint: 1 ton = 1000 kg). <text:s/></text:span></text:p>
        </text:list-item>
      </text:list>
      <text:list xml:id="list3105703471323721856" text:style-name="L3">
        <text:list-item>
          <text:list>
            <text:list-item>
              <text:p text:style-name="P23">What is the volume of water that had to be displaced by the ship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3127605757548" text:continue-numbering="true" text:style-name="L3">
        <text:list-item>
          <text:list>
            <text:list-item>
              <text:p text:style-name="P23">The ship was roughly a rectangular prism, measuring 222 m x 23 m x 12 meters. <text:s/>How far would the water line be from the top of the ship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3128673470973" text:continue-numbering="true" text:style-name="L3">
        <text:list-item>
          <text:list>
            <text:list-item>
              <text:p text:style-name="P23">Why did the Edmond Fitzgerald sink?</text:p>
            </text:list-item>
          </text:list>
        </text:list-item>
      </text:list>
      <text:p text:style-name="P6"/>
      <text:p text:style-name="P7"/>
      <text:p text:style-name="P7"/>
      <text:p text:style-name="P7"/>
      <text:list xml:id="list73128030271800" text:continue-numbering="true" text:style-name="L3">
        <text:list-header>
          <text:p text:style-name="P24"><text:span text:style-name="T12">The legend lives on from the Chippewa on down, Of the big lake they call Gitchigumi<text:line-break/>The la</text:span><text:span text:style-name="T14">ke</text:span><text:span text:style-name="T12">, it's said, never gives up her dead </text:span><text:span text:style-name="T14">w</text:span><text:span text:style-name="T12">hen the skies of November turn gloomy.</text:span></text:p>
        </text:list-header>
      </text:list>
      <text:p text:style-name="P8"><text:span text:style-name="T15">-</text:span><text:span text:style-name="T10">-</text:span><text:span text:style-name="T11">Gordon Lightfoot, </text:span><text:span text:style-name="T13">The Wreck of the Edmund Fitzgera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2" svg:font-family="'Liberation Serif'" style:font-family-generic="roman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Gothic" svg:font-family="'VL Gothic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0BC1C74F8A03DADC.png" xlink:type="simple" xlink:show="embed" xlink:actuate="onLoad"/></draw:frame> <text:s text:c="20"/>Name:<text:tab/><text:tab/><text:date style:data-style-name="N37" text:date-value="2017-09-07T07:31:26.885337671" text:date-adjust="PT24H00M00S">09/08/17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1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5:29:25.004895056</meta:creation-date>
    <meta:editing-duration>PT1H5S</meta:editing-duration>
    <meta:editing-cycles>29</meta:editing-cycles>
    <meta:generator>LibreOffice/5.2.7.2$Linux_X86_64 LibreOffice_project/20$Build-2</meta:generator>
    <dc:date>2017-09-07T07:31:26.836694454</dc:date>
    <meta:print-date>2017-09-07T07:29:42.178212632</meta:print-date>
    <meta:document-statistic meta:table-count="0" meta:image-count="2" meta:object-count="0" meta:page-count="2" meta:paragraph-count="43" meta:word-count="707" meta:character-count="3609" meta:non-whitespace-character-count="2905"/>
  </office:meta>
</office:document-meta>
</file>